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0.89mm"/>
    </style:style>
    <style:style style:name="co5" style:family="table-column">
      <style:table-column-properties fo:break-before="auto" style:column-width="92.94mm"/>
    </style:style>
    <style:style style:name="co6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89.33mm" svg:height="118.2mm" svg:x="406.58mm" svg:y="75.68mm">
            <draw:object draw:notify-on-update-of-ranges="Feuille1.I2:Feuille1.I16 Feuille1.J1:Feuille1.J1 Feuille1.J2:Feuille1.J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125.64mm" svg:x="206.97mm" svg:y="105.18mm">
            <draw:object draw:notify-on-update-of-ranges="Feuille1.E2:Feuille1.E16 Feuille1.F1:Feuille1.F1 Feuille1.F2:Feuille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135.67mm">
            <draw:object draw:notify-on-update-of-ranges="Feuille1.A2:Feuille1.A16 Feuille1.B1:Feuille1.B1 Feuille1.B2:Feuille1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7.39mm" svg:y="281.3mm">
            <draw:object draw:notify-on-update-of-ranges="Feuille1.A2:Feuille1.A16 Feuille1.B1:Feuille1.B1 Feuille1.B2:Feuille1.B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9.33mm" svg:height="118.2mm" svg:x="425.73mm" svg:y="274.91mm">
            <draw:object draw:notify-on-update-of-ranges="Feuille1.I2:Feuille1.I16 Feuille1.J1:Feuille1.J1 Feuille1.J2:Feuille1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120.06mm" svg:x="212.73mm" svg:y="278.89mm">
            <draw:object draw:notify-on-update-of-ranges="Feuille1.E2:Feuille1.E16 Feuille1.F1:Feuille1.F1 Feuille1.F2:Feuille1.F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égories</text:p>
          </table:table-cell>
          <table:table-cell office:value-type="string" calcext:value-type="string">
            <text:p>Nombres de vidéos par catégorie</text:p>
          </table:table-cell>
          <table:table-cell table:number-columns-repeated="2"/>
          <table:table-cell office:value-type="string" calcext:value-type="string">
            <text:p>Catégories</text:p>
          </table:table-cell>
          <table:table-cell office:value-type="string" calcext:value-type="string">
            <text:p>Ratio likes / dislikes median par catégorie</text:p>
          </table:table-cell>
          <table:table-cell table:number-columns-repeated="2"/>
          <table:table-cell office:value-type="string" calcext:value-type="string">
            <text:p>Catégories</text:p>
          </table:table-cell>
          <table:table-cell office:value-type="string" calcext:value-type="string">
            <text:p>Temps median pour passer en trending par catégorie (h)</text:p>
          </table:table-cell>
          <table:table-cell table:number-columns-repeated="2"/>
          <table:table-cell office:value-type="string" calcext:value-type="string">
            <text:p>Mots</text:p>
          </table:table-cell>
          <table:table-cell office:value-type="string" calcext:value-type="string">
            <text:p>Apparition</text:p>
          </table:table-cell>
        </table:table-row>
        <table:table-row table:style-name="ro1">
          <table:table-cell office:value-type="string" calcext:value-type="string">
            <text:p>Show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hows</text:p>
          </table:table-cell>
          <table:table-cell office:value-type="float" office:value="2.86" calcext:value-type="float">
            <text:p>2,86</text:p>
          </table:table-cell>
          <table:table-cell table:number-columns-repeated="2"/>
          <table:table-cell office:value-type="string" calcext:value-type="string">
            <text:p>Show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ighlights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News et politiques</text:p>
          </table:table-cell>
          <table:table-cell office:value-type="float" office:value="9.16" calcext:value-type="float">
            <text:p>9,16</text:p>
          </table:table-cell>
          <table:table-cell table:number-columns-repeated="2"/>
          <table:table-cell office:value-type="string" calcext:value-type="string">
            <text:p>Jeux vidéos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string" calcext:value-type="string">
            <text:p>vs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Animaux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élébrités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  <table:table-cell office:value-type="string" calcext:value-type="string">
            <text:p>Autos &amp; véhicules</text:p>
          </table:table-cell>
          <table:table-cell office:value-type="float" office:value="8.71" calcext:value-type="float">
            <text:p>8,71</text:p>
          </table:table-cell>
          <table:table-cell table:number-columns-repeated="2"/>
          <table:table-cell office:value-type="string" calcext:value-type="string">
            <text:p>johnny | hallyday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Autos &amp; véhicules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Divertissement</text:p>
          </table:table-cell>
          <table:table-cell office:value-type="float" office:value="17.3" calcext:value-type="float">
            <text:p>17,3</text:p>
          </table:table-cell>
          <table:table-cell table:number-columns-repeated="2"/>
          <table:table-cell office:value-type="string" calcext:value-type="string">
            <text:p>Animaux</text:p>
          </table:table-cell>
          <table:table-cell office:value-type="float" office:value="9.69" calcext:value-type="float">
            <text:p>9,69</text:p>
          </table:table-cell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Éducation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Films</text:p>
          </table:table-cell>
          <table:table-cell office:value-type="float" office:value="22.8" calcext:value-type="float">
            <text:p>22,8</text:p>
          </table:table-cell>
          <table:table-cell table:number-columns-repeated="2"/>
          <table:table-cell office:value-type="string" calcext:value-type="string">
            <text:p>Sport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Sciences et technologie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Voyage</text:p>
          </table:table-cell>
          <table:table-cell office:value-type="float" office:value="28.5" calcext:value-type="float">
            <text:p>28,5</text:p>
          </table:table-cell>
          <table:table-cell table:number-columns-repeated="2"/>
          <table:table-cell office:value-type="string" calcext:value-type="string">
            <text:p>Divertissement</text:p>
          </table:table-cell>
          <table:table-cell office:value-type="float" office:value="10.28" calcext:value-type="float">
            <text:p>1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ux vidéos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string" calcext:value-type="string">
            <text:p>Spor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élébrités</text:p>
          </table:table-cell>
          <table:table-cell office:value-type="float" office:value="10.4" calcext:value-type="float">
            <text:p>1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ms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string" calcext:value-type="string">
            <text:p>Style de vie</text:p>
          </table:table-cell>
          <table:table-cell office:value-type="float" office:value="39.39" calcext:value-type="float">
            <text:p>39,39</text:p>
          </table:table-cell>
          <table:table-cell table:number-columns-repeated="2"/>
          <table:table-cell office:value-type="string" calcext:value-type="string">
            <text:p>Films</text:p>
          </table:table-cell>
          <table:table-cell office:value-type="float" office:value="10.66" calcext:value-type="float">
            <text:p>10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yle de vie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office:value-type="string" calcext:value-type="string">
            <text:p>Autos &amp; véhicules</text:p>
          </table:table-cell>
          <table:table-cell office:value-type="float" office:value="40.92" calcext:value-type="float">
            <text:p>40,92</text:p>
          </table:table-cell>
          <table:table-cell table:number-columns-repeated="2"/>
          <table:table-cell office:value-type="string" calcext:value-type="string">
            <text:p>Style de vie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 et politiques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office:value-type="string" calcext:value-type="string">
            <text:p>Musique</text:p>
          </table:table-cell>
          <table:table-cell office:value-type="float" office:value="42.08" calcext:value-type="float">
            <text:p>42,08</text:p>
          </table:table-cell>
          <table:table-cell table:number-columns-repeated="2"/>
          <table:table-cell office:value-type="string" calcext:value-type="string">
            <text:p>Éducatio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que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string" calcext:value-type="string">
            <text:p>Sciences et technologie</text:p>
          </table:table-cell>
          <table:table-cell office:value-type="float" office:value="42.95" calcext:value-type="float">
            <text:p>42,95</text:p>
          </table:table-cell>
          <table:table-cell table:number-columns-repeated="2"/>
          <table:table-cell office:value-type="string" calcext:value-type="string">
            <text:p>Sciences et technologie</text:p>
          </table:table-cell>
          <table:table-cell office:value-type="float" office:value="11.12" calcext:value-type="float">
            <text:p>11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2270" calcext:value-type="float">
            <text:p>2270</text:p>
          </table:table-cell>
          <table:table-cell table:number-columns-repeated="2"/>
          <table:table-cell office:value-type="string" calcext:value-type="string">
            <text:p>Jeux vidéos</text:p>
          </table:table-cell>
          <table:table-cell office:value-type="float" office:value="45.84" calcext:value-type="float">
            <text:p>45,84</text:p>
          </table:table-cell>
          <table:table-cell table:number-columns-repeated="2"/>
          <table:table-cell office:value-type="string" calcext:value-type="string">
            <text:p>News et politiques</text:p>
          </table:table-cell>
          <table:table-cell office:value-type="float" office:value="12.04" calcext:value-type="float">
            <text:p>12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édie</text:p>
          </table:table-cell>
          <table:table-cell office:value-type="float" office:value="2513" calcext:value-type="float">
            <text:p>2513</text:p>
          </table:table-cell>
          <table:table-cell table:number-columns-repeated="2"/>
          <table:table-cell office:value-type="string" calcext:value-type="string">
            <text:p>Comédie</text:p>
          </table:table-cell>
          <table:table-cell office:value-type="float" office:value="53.66" calcext:value-type="float">
            <text:p>53,66</text:p>
          </table:table-cell>
          <table:table-cell table:number-columns-repeated="2"/>
          <table:table-cell office:value-type="string" calcext:value-type="string">
            <text:p>Comédie</text:p>
          </table:table-cell>
          <table:table-cell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lébrités</text:p>
          </table:table-cell>
          <table:table-cell office:value-type="float" office:value="2576" calcext:value-type="float">
            <text:p>2576</text:p>
          </table:table-cell>
          <table:table-cell table:number-columns-repeated="2"/>
          <table:table-cell office:value-type="string" calcext:value-type="string">
            <text:p>Éducation</text:p>
          </table:table-cell>
          <table:table-cell office:value-type="float" office:value="54.02" calcext:value-type="float">
            <text:p>54,02</text:p>
          </table:table-cell>
          <table:table-cell table:number-columns-repeated="2"/>
          <table:table-cell office:value-type="string" calcext:value-type="string">
            <text:p>Voyage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ertissement</text:p>
          </table:table-cell>
          <table:table-cell office:value-type="float" office:value="5326" calcext:value-type="float">
            <text:p>5326</text:p>
          </table:table-cell>
          <table:table-cell table:number-columns-repeated="2"/>
          <table:table-cell office:value-type="string" calcext:value-type="string">
            <text:p>Animaux</text:p>
          </table:table-cell>
          <table:table-cell office:value-type="float" office:value="94.5" calcext:value-type="float">
            <text:p>94,5</text:p>
          </table:table-cell>
          <table:table-cell table:number-columns-repeated="2"/>
          <table:table-cell office:value-type="string" calcext:value-type="string">
            <text:p>Musique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M1:Feuille1.N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08:05.389109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59:23.913487841</meta:creation-date>
    <dc:date>2018-07-18T11:13:04.820413648</dc:date>
    <meta:editing-duration>PT1H11M16S</meta:editing-duration>
    <meta:editing-cycles>23</meta:editing-cycles>
    <meta:generator>LibreOffice/6.0.3.2$Linux_X86_64 LibreOffice_project/00m0$Build-2</meta:generator>
    <meta:document-statistic meta:table-count="1" meta:cell-count="1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34cm" svg:height="11.821cm" xlink:href=".." xlink:type="simple" chart:class="chart:bar" chart:style-name="ch1">
        <chart:title svg:x="4.531cm" svg:y="0.211cm" chart:style-name="ch2">
          <text:p>Temps médian pour passer en trending par catégories (h)</text:p>
        </chart:title>
        <chart:plot-area chart:style-name="ch3" table:cell-range-address="Feuille1.I1:Feuille1.J16" chart:data-source-has-labels="both" svg:x="0.18cm" svg:y="1.072cm" svg:width="18.355cm" svg:height="10.362cm">
          <chartooo:coordinate-region svg:x="4.109cm" svg:y="1.072cm" svg:width="14.239cm" svg:height="9.794cm"/>
          <chart:axis chart:dimension="x" chart:name="primary-x" chart:style-name="ch4" chartooo:axis-type="auto">
            <chartooo:date-scale/>
            <chart:categories table:cell-range-address="Feuille1.I2:Feuille1.I16"/>
          </chart:axis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Feuille1.J2:Feuille1.J16" chart:label-cell-address="Feuille1.J1:Feuille1.J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edian pour passer en trending par catégorie (h)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I2:Feuille1.I16</svg:desc>
                </draw:g>
              </table:table-cell>
              <table:table-cell office:value-type="float" office:value="7">
                <text:p>7</text:p>
                <draw:g>
                  <svg:desc>Feuille1.J2:Feuille1.J16</svg:desc>
                </draw:g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e62117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12.565cm" xlink:href=".." xlink:type="simple" chart:class="chart:bar" chart:style-name="ch1">
        <chart:title svg:x="4.546cm" svg:y="0.169cm" chart:style-name="ch2">
          <text:p>Ratio median likes / dislikes par catégorie</text:p>
        </chart:title>
        <chart:plot-area chart:style-name="ch3" table:cell-range-address="Feuille1.E1:Feuille1.F16" chart:data-source-has-labels="both" svg:x="0.094cm" svg:y="1.282cm" svg:width="15.539cm" svg:height="11.271cm">
          <chartooo:coordinate-region svg:x="0.901cm" svg:y="1.442cm" svg:width="14.732cm" svg:height="8.26cm"/>
          <chart:axis chart:dimension="x" chart:name="primary-x" chart:style-name="ch4" chartooo:axis-type="auto">
            <chartooo:date-scale/>
            <chart:categories table:cell-range-address="Feuille1.E2:Feuille1.E16"/>
          </chart:axis>
          <chart:axis chart:dimension="y" chart:name="primary-y" chart:style-name="ch5"/>
          <chart:series chart:style-name="ch6" chart:values-cell-range-address="Feuille1.F2:Feuille1.F16" chart:label-cell-address="Feuille1.F1:Feuille1.F1" chart:class="chart:bar">
            <chart:data-point chart:repeated="13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likes / dislikes median par catégori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E2:Feuille1.E16</svg:desc>
                </draw:g>
              </table:table-cell>
              <table:table-cell office:value-type="float" office:value="2.86">
                <text:p>2.86</text:p>
                <draw:g>
                  <svg:desc>Feuille1.F2:Feuille1.F16</svg:desc>
                </draw:g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4.5">
                <text:p>9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5cm" chart:style-name="ch2">
          <text:p>Nombres de vidéos par catégories</text:p>
        </chart:title>
        <chart:plot-area chart:style-name="ch3" table:cell-range-address="Feuille1.A1:Feuille1.B16" chart:data-source-has-labels="both" svg:x="0.32cm" svg:y="1.196cm" svg:width="15.36cm" svg:height="7.624cm">
          <chartooo:coordinate-region svg:x="1.312cm" svg:y="1.196cm" svg:width="14.368cm" svg:height="4.388cm"/>
          <chart:axis chart:dimension="x" chart:name="primary-x" chart:style-name="ch4" chartooo:axis-type="auto">
            <chartooo:date-scale/>
            <chart:categories table:cell-range-address="Feuille1.A2:Feuille1.A16"/>
          </chart:axis>
          <chart:axis chart:dimension="y" chart:name="primary-y" chart:style-name="ch5"/>
          <chart:axis chart:dimension="y" chart:name="secondary-y" chart:style-name="ch6"/>
          <chart:series chart:attached-axis="secondary-y" chart:style-name="ch7" chart:values-cell-range-address="Feuille1.B2:Feuille1.B16" chart:label-cell-address="Feuille1.B1:Feuille1.B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s de vidéos par catégori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A2:Feuille1.A16</svg:desc>
                </draw:g>
              </table:table-cell>
              <table:table-cell office:value-type="float" office:value="52">
                <text:p>52</text:p>
                <draw:g>
                  <svg:desc>Feuille1.B2:Feuille1.B16</svg:desc>
                </draw:g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5326">
                <text:p>5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7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8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19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20" style:family="chart">
      <style:chart-properties chart:solid-type="cuboid" chart:symbol-type="named-symbol" chart:symbol-name="square" chart:symbol-width="0.25cm" chart:symbol-height="0.25cm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5.006cm" svg:y="0.315cm" chart:style-name="ch2">
          <text:p>Part de vidéos par catégories</text:p>
        </chart:title>
        <chart:legend chart:legend-position="end" svg:x="11.567cm" svg:y="1.307cm" style:legend-expansion="high" chart:style-name="ch3"/>
        <chart:plot-area chart:style-name="ch4" table:cell-range-address="Feuille1.A1:Feuille1.B16" chart:data-source-has-labels="both" svg:x="0.32cm" svg:y="1.196cm" svg:width="10.927cm" svg:height="7.624cm">
          <chartooo:coordinate-region svg:x="1.972cm" svg:y="1.197cm" svg:width="7.623cm" svg:height="7.623cm"/>
          <chart:axis chart:dimension="x" chart:name="primary-x" chart:style-name="ch5" chartooo:axis-type="auto">
            <chartooo:date-scale/>
            <chart:categories table:cell-range-address="Feuille1.A2:Feuille1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16" chart:label-cell-address="Feuille1.B1:Feuille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s de vidéos par catégori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A2:Feuille1.A16</svg:desc>
                </draw:g>
              </table:table-cell>
              <table:table-cell office:value-type="float" office:value="52">
                <text:p>52</text:p>
                <draw:g>
                  <svg:desc>Feuille1.B2:Feuille1.B16</svg:desc>
                </draw:g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5326">
                <text:p>5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34cm" svg:height="11.821cm" xlink:href=".." xlink:type="simple" chart:class="chart:bar" chart:style-name="ch1">
        <chart:title svg:x="4.531cm" svg:y="0.209cm" chart:style-name="ch2">
          <text:p>Temps médian pour passer en trending par catégories</text:p>
        </chart:title>
        <chart:legend svg:x="3.705cm" svg:y="10.304cm" style:legend-expansion="custom" chartooo:width="13.334cm" chartooo:height="1.099cm" style:legend-expansion-aspect-ratio="12.1328480436761" chart:style-name="ch3"/>
        <chart:plot-area chart:style-name="ch4" table:cell-range-address="Feuille1.I1:Feuille1.J16" chart:data-source-has-labels="both" svg:x="0.181cm" svg:y="1.072cm" svg:width="18.356cm" svg:height="8.968cm">
          <chartooo:coordinate-region svg:x="4.11cm" svg:y="1.072cm" svg:width="14.24cm" svg:height="8.4cm"/>
          <chart:axis chart:dimension="x" chart:name="primary-x" chart:style-name="ch5" chartooo:axis-type="auto">
            <chartooo:date-scale/>
            <chart:categories table:cell-range-address="Feuille1.I2:Feuille1.I16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Feuille1.J2:Feuille1.J16" chart:label-cell-address="Feuille1.J1:Feuille1.J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edian pour passer en trending par catégorie (h)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I2:Feuille1.I16</svg:desc>
                </draw:g>
              </table:table-cell>
              <table:table-cell office:value-type="float" office:value="7">
                <text:p>7</text:p>
                <draw:g>
                  <svg:desc>Feuille1.J2:Feuille1.J16</svg:desc>
                </draw:g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007cm" xlink:href=".." xlink:type="simple" chart:class="chart:bar" chart:style-name="ch1">
        <chart:title svg:x="6.793cm" svg:y="0.252cm" chart:style-name="ch2">
          <text:p>Ratio likes / dislikes</text:p>
        </chart:title>
        <chart:legend svg:x="4.511cm" svg:y="11.126cm" style:legend-expansion="custom" chartooo:width="10.697cm" chartooo:height="0.547cm" style:legend-expansion-aspect-ratio="19.5557586837294" chart:style-name="ch3"/>
        <chart:plot-area chart:style-name="ch4" table:cell-range-address="Feuille1.E1:Feuille1.F16" chart:data-source-has-labels="both" svg:x="0.318cm" svg:y="0.953cm" svg:width="15.61cm" svg:height="9.797cm">
          <chartooo:coordinate-region svg:x="4.247cm" svg:y="0.953cm" svg:width="11.401cm" svg:height="9.229cm"/>
          <chart:axis chart:dimension="x" chart:name="primary-x" chart:style-name="ch5" chartooo:axis-type="auto">
            <chartooo:date-scale/>
            <chart:categories table:cell-range-address="Feuille1.E2:Feuille1.E16"/>
          </chart:axis>
          <chart:axis chart:dimension="y" chart:name="primary-y" chart:style-name="ch6"/>
          <chart:series chart:style-name="ch7" chart:values-cell-range-address="Feuille1.F2:Feuille1.F16" chart:label-cell-address="Feuille1.F1:Feuille1.F1" chart:class="chart:bar">
            <chart:data-point chart:repeated="13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likes / dislikes median par catégori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ows</text:p>
                <draw:g>
                  <svg:desc>Feuille1.E2:Feuille1.E16</svg:desc>
                </draw:g>
              </table:table-cell>
              <table:table-cell office:value-type="float" office:value="2.86">
                <text:p>2.86</text:p>
                <draw:g>
                  <svg:desc>Feuille1.F2:Feuille1.F16</svg:desc>
                </draw:g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4.5">
                <text:p>94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